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tructor.getException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getDeclar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newInstance( java . lang . Object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structor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